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paragraph-rsid="0005da76"/>
    </style:style>
    <style:style style:name="P6" style:family="paragraph" style:parent-style-name="Standard">
      <style:text-properties officeooo:rsid="000737ae" officeooo:paragraph-rsid="000737ae"/>
    </style:style>
    <style:style style:name="P7" style:family="paragraph" style:parent-style-name="Standard">
      <style:text-properties officeooo:rsid="0008c3ef" officeooo:paragraph-rsid="0008c3ef"/>
    </style:style>
    <style:style style:name="P8" style:family="paragraph" style:parent-style-name="Standard">
      <style:text-properties officeooo:paragraph-rsid="000a78c4"/>
    </style:style>
    <style:style style:name="P9" style:family="paragraph" style:parent-style-name="Standard">
      <style:text-properties officeooo:rsid="000b2b1b" officeooo:paragraph-rsid="000b2b1b"/>
    </style:style>
    <style:style style:name="P10" style:family="paragraph" style:parent-style-name="Standard">
      <style:text-properties officeooo:paragraph-rsid="00131870"/>
    </style:style>
    <style:style style:name="P11" style:family="paragraph" style:parent-style-name="Standard">
      <style:text-properties officeooo:rsid="0014f93a" officeooo:paragraph-rsid="0014f93a"/>
    </style:style>
    <style:style style:name="P12" style:family="paragraph" style:parent-style-name="Standard">
      <style:text-properties officeooo:rsid="00077fdd" officeooo:paragraph-rsid="00077fdd"/>
    </style:style>
    <style:style style:name="P13" style:family="paragraph" style:parent-style-name="Standard">
      <style:text-properties officeooo:rsid="00131870" officeooo:paragraph-rsid="00131870"/>
    </style:style>
    <style:style style:name="P14" style:family="paragraph" style:parent-style-name="Standard">
      <style:text-properties officeooo:rsid="00173992" officeooo:paragraph-rsid="00173992"/>
    </style:style>
    <style:style style:name="P15" style:family="paragraph" style:parent-style-name="Standard">
      <style:paragraph-properties fo:break-before="page"/>
    </style:style>
    <style:style style:name="P16" style:family="paragraph" style:parent-style-name="Cadre_5f_Gauche">
      <style:paragraph-properties fo:break-before="page"/>
      <style:text-properties fo:language="zxx" fo:country="none" style:language-asian="zxx" style:country-asian="none" style:text-scale="100%"/>
    </style:style>
    <style:style style:name="P17" style:family="paragraph" style:parent-style-name="Table_20_index_20_heading">
      <style:paragraph-properties fo:break-before="page"/>
    </style:style>
    <style:style style:name="P18" style:family="paragraph" style:parent-style-name="Illustration_20_Index_20_Heading">
      <style:paragraph-properties fo:break-before="page"/>
    </style:style>
    <style:style style:name="P19" style:family="paragraph" style:parent-style-name="Encadré_5f_Normal">
      <style:paragraph-properties style:snap-to-layout-grid="false"/>
    </style:style>
    <style:style style:name="P20" style:family="paragraph" style:parent-style-name="Encadré_5f_TitreCoté">
      <style:paragraph-properties style:snap-to-layout-grid="false"/>
      <style:text-properties fo:font-size="10pt" style:font-size-asian="10pt" style:text-rotation-angle="90" style:text-rotation-scale="line-height"/>
    </style:style>
    <style:style style:name="P21" style:family="paragraph" style:parent-style-name="Droite">
      <style:text-properties fo:font-weight="bold" style:font-weight-asian="bold" style:font-weight-complex="bold"/>
    </style:style>
    <style:style style:name="P22" style:family="paragraph" style:parent-style-name="Cadre_5f_Gauche">
      <style:text-properties fo:language="zxx" fo:country="none" style:language-asian="zxx" style:country-asian="none" style:text-scale="100%"/>
    </style:style>
    <style:style style:name="P23" style:family="paragraph" style:parent-style-name="Illustration_20_Index_20_1">
      <style:paragraph-properties>
        <style:tab-stops>
          <style:tab-stop style:position="15.998cm" style:type="right" style:leader-style="dotted" style:leader-text="."/>
        </style:tab-stops>
      </style:paragraph-properties>
    </style:style>
    <style:style style:name="P24" style:family="paragraph" style:parent-style-name="Table_20_index_20_1">
      <style:paragraph-properties>
        <style:tab-stops>
          <style:tab-stop style:position="15.998cm" style:type="right" style:leader-style="dotted" style:leader-text="."/>
        </style:tab-stops>
      </style:paragraph-properties>
    </style:style>
    <style:style style:name="P25"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26" style:family="paragraph" style:parent-style-name="Contents_20_4">
      <style:paragraph-properties>
        <style:tab-stops>
          <style:tab-stop style:position="1.499cm"/>
        </style:tab-stops>
      </style:paragraph-properties>
    </style:style>
    <style:style style:name="P27"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28" style:family="paragraph" style:parent-style-name="Contents_20_2">
      <style:paragraph-properties>
        <style:tab-stops>
          <style:tab-stop style:position="0.499cm"/>
        </style:tab-stops>
      </style:paragraph-properties>
    </style:style>
    <style:style style:name="P29" style:family="paragraph" style:parent-style-name="Contents_20_7">
      <style:paragraph-properties>
        <style:tab-stops>
          <style:tab-stop style:position="15.998cm" style:type="right" style:leader-style="dotted" style:leader-text="."/>
        </style:tab-stops>
      </style:paragraph-properties>
    </style:style>
    <style:style style:name="P30" style:family="paragraph" style:parent-style-name="Contents_20_6">
      <style:paragraph-properties>
        <style:tab-stops>
          <style:tab-stop style:position="15.998cm" style:type="right" style:leader-style="dotted" style:leader-text="."/>
        </style:tab-stops>
      </style:paragraph-properties>
    </style:style>
    <style:style style:name="P31"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32" style:family="paragraph" style:parent-style-name="Contents_20_3">
      <style:paragraph-properties>
        <style:tab-stops>
          <style:tab-stop style:position="1cm"/>
        </style:tab-stops>
      </style:paragraph-properties>
    </style:style>
    <style:style style:name="P33" style:family="paragraph" style:parent-style-name="Contents_20_5">
      <style:paragraph-properties>
        <style:tab-stops>
          <style:tab-stop style:position="15.998cm" style:type="right" style:leader-style="dotted" style:leader-text="."/>
        </style:tab-stops>
      </style:paragraph-properties>
    </style:style>
    <style:style style:name="P34" style:family="paragraph" style:parent-style-name="Contents_20_1">
      <style:paragraph-properties>
        <style:tab-stops>
          <style:tab-stop style:position="15.998cm" style:type="right" style:leader-style="dotted" style:leader-text="."/>
        </style:tab-stops>
      </style:paragraph-properties>
    </style:style>
    <style:style style:name="P35" style:family="paragraph" style:parent-style-name="Contents_20_1">
      <style:paragraph-properties>
        <style:tab-stops/>
      </style:paragraph-properties>
    </style:style>
    <style:style style:name="P36" style:family="paragraph" style:parent-style-name="PageGarde_5f_TitreDuMémoire">
      <style:text-properties fo:font-size="28pt" officeooo:rsid="0001c6dd" officeooo:paragraph-rsid="0001c6dd" style:font-size-asian="28pt" style:font-size-complex="28pt" style:text-scale="100%"/>
    </style:style>
    <style:style style:name="P37" style:family="paragraph" style:parent-style-name="PageGarde_5f_NomPrénom">
      <style:text-properties officeooo:rsid="0001c6dd" officeooo:paragraph-rsid="0001c6dd"/>
    </style:style>
    <style:style style:name="P38" style:family="paragraph" style:parent-style-name="PageGarde_5f_MentionDeDiplome">
      <style:text-properties officeooo:rsid="0001c6dd" officeooo:paragraph-rsid="0001c6dd"/>
    </style:style>
    <style:style style:name="P39" style:family="paragraph" style:parent-style-name="Standard" style:master-page-name="Page_5f_Garde">
      <style:paragraph-properties style:page-number="auto"/>
      <style:text-properties fo:language="zxx" fo:country="none" style:language-asian="zxx" style:country-asian="none"/>
    </style:style>
    <style:style style:name="P40" style:family="paragraph" style:parent-style-name="Standard">
      <style:text-properties officeooo:rsid="0005da76" officeooo:paragraph-rsid="000a78c4"/>
    </style:style>
    <style:style style:name="P41" style:family="paragraph" style:parent-style-name="Standard">
      <style:text-properties officeooo:rsid="0023598c" officeooo:paragraph-rsid="0023598c"/>
    </style:style>
    <style:style style:name="P42" style:family="paragraph" style:parent-style-name="Standard">
      <style:text-properties officeooo:rsid="00241b84" officeooo:paragraph-rsid="00241b84"/>
    </style:style>
    <style:style style:name="P43" style:family="paragraph" style:parent-style-name="Standard">
      <style:text-properties officeooo:rsid="0024de93" officeooo:paragraph-rsid="0024de93"/>
    </style:style>
    <style:style style:name="P44" style:family="paragraph" style:parent-style-name="Standard">
      <style:text-properties officeooo:paragraph-rsid="00217ae0"/>
    </style:style>
    <style:style style:name="P45" style:family="paragraph" style:parent-style-name="_5f_ua_5f_Titre_20_4">
      <style:text-properties officeooo:rsid="000485ac" officeooo:paragraph-rsid="000485ac"/>
    </style:style>
    <style:style style:name="P46" style:family="paragraph" style:parent-style-name="_5f_ua_5f_Titre_20_4">
      <style:text-properties officeooo:rsid="00119b0a" officeooo:paragraph-rsid="00131870"/>
    </style:style>
    <style:style style:name="P47" style:family="paragraph" style:parent-style-name="_5f_ua_5f_Titre_20_4">
      <style:text-properties officeooo:rsid="000472d5" officeooo:paragraph-rsid="0019c992"/>
    </style:style>
    <style:style style:name="P48" style:family="paragraph" style:parent-style-name="_5f_ua_5f_Titre_20_4">
      <style:text-properties officeooo:rsid="0005da76" officeooo:paragraph-rsid="0005da76"/>
    </style:style>
    <style:style style:name="P49" style:family="paragraph" style:parent-style-name="_5f_ua_5f_Titre_20_4">
      <style:text-properties officeooo:rsid="00217ae0" officeooo:paragraph-rsid="00217ae0"/>
    </style:style>
    <style:style style:name="P50" style:family="paragraph" style:parent-style-name="_5f_ua_5f_Titre_20_1">
      <style:paragraph-properties fo:break-before="page"/>
    </style:style>
    <style:style style:name="P51" style:family="paragraph" style:parent-style-name="_5f_ua_5f_Titre_20_1">
      <style:paragraph-properties fo:break-before="page"/>
      <style:text-properties officeooo:rsid="000357d4" officeooo:paragraph-rsid="000357d4"/>
    </style:style>
    <style:style style:name="P52" style:family="paragraph" style:parent-style-name="_5f_ua_5f_Titre_20_2">
      <style:text-properties officeooo:rsid="0005da76" officeooo:paragraph-rsid="0005da76"/>
    </style:style>
    <style:style style:name="P53" style:family="paragraph" style:parent-style-name="_5f_ua_5f_Titre_20_2">
      <style:paragraph-properties fo:break-before="page"/>
    </style:style>
    <style:style style:name="P54" style:family="paragraph" style:parent-style-name="_5f_ua_5f_Titre_20_2">
      <style:paragraph-properties fo:break-before="page"/>
      <style:text-properties officeooo:rsid="000485ac" officeooo:paragraph-rsid="000485ac"/>
    </style:style>
    <style:style style:name="P55" style:family="paragraph" style:parent-style-name="_5f_ua_5f_Titre_20_3">
      <style:text-properties officeooo:rsid="000472d5" officeooo:paragraph-rsid="000472d5"/>
    </style:style>
    <style:style style:name="P56" style:family="paragraph" style:parent-style-name="_5f_ua_5f_Titre_20_3">
      <style:text-properties officeooo:rsid="000485ac" officeooo:paragraph-rsid="000485ac"/>
    </style:style>
    <style:style style:name="P57" style:family="paragraph" style:parent-style-name="_5f_ua_5f_Titre_20_3">
      <style:text-properties officeooo:rsid="0005da76" officeooo:paragraph-rsid="0005da76"/>
    </style:style>
    <style:style style:name="P58" style:family="paragraph" style:parent-style-name="_5f_ua_5f_Titre_20_5">
      <style:text-properties officeooo:rsid="0005da76" officeooo:paragraph-rsid="0005da76"/>
    </style:style>
    <style:style style:name="P59" style:family="paragraph" style:parent-style-name="Cadre_5f_Gauche" style:master-page-name="_34_e_5f_Couverture">
      <style:paragraph-properties style:page-number="1"/>
    </style:style>
    <style:style style:name="P60" style:family="paragraph" style:parent-style-name="Contents_20_Heading" style:master-page-name="Standard">
      <style:paragraph-properties style:page-number="3"/>
    </style:style>
    <style:style style:name="P61" style:family="paragraph">
      <style:paragraph-properties fo:line-height="100%" fo:text-align="start" style:writing-mode="lr-tb"/>
    </style:style>
    <style:style style:name="P62" style:family="paragraph">
      <style:paragraph-properties fo:margin-left="0.4cm" fo:margin-right="0cm" fo:margin-top="0cm" fo:margin-bottom="0.423cm" fo:line-height="100%" fo:text-align="justify" fo:text-indent="-0.387cm" style:writing-mode="lr-tb">
        <style:tab-stops/>
      </style:paragraph-properties>
    </style:style>
    <style:style style:name="P63" style:family="paragraph">
      <style:paragraph-properties fo:margin-left="-0.47cm" fo:margin-right="0.199cm" fo:line-height="100%" fo:text-align="justify" fo:text-indent="0cm" style:writing-mode="lr-tb"/>
    </style:style>
    <style:style style:name="P64" style:family="paragraph">
      <style:paragraph-properties fo:margin-left="-0.47cm" fo:margin-right="0.199cm" fo:line-height="100%" fo:text-align="justify" fo:text-indent="0cm" style:writing-mode="lr-tb"/>
      <style:text-properties fo:font-size="12pt" style:font-size-asian="12pt" style:font-size-complex="12pt"/>
    </style:style>
    <style:style style:name="P65" style:family="paragraph">
      <style:paragraph-properties fo:line-height="100%" fo:text-align="justify" style:writing-mode="lr-tb"/>
    </style:style>
    <style:style style:name="P66" style:family="paragraph">
      <style:paragraph-properties fo:margin-left="-0.47cm" fo:margin-right="0cm" fo:line-height="100%" fo:text-align="justify" fo:text-indent="0cm" style:writing-mode="lr-tb"/>
    </style:style>
    <style:style style:name="P67" style:family="paragraph">
      <style:paragraph-properties fo:margin-left="0.199cm" fo:margin-right="0.199cm" fo:line-height="100%" fo:text-align="end" fo:text-indent="0cm" style:writing-mode="lr-tb"/>
    </style:style>
    <style:style style:name="P68"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69" style:family="paragraph">
      <style:paragraph-properties fo:text-align="center" style:writing-mode="lr-tb"/>
    </style:style>
    <style:style style:name="P70" style:family="paragraph">
      <style:paragraph-properties style:writing-mode="lr-tb"/>
    </style:style>
    <style:style style:name="P71" style:family="paragraph">
      <style:paragraph-properties fo:line-height="100%" fo:text-align="end" style:writing-mode="lr-tb"/>
    </style:style>
    <style:style style:name="P72" style:family="paragraph">
      <style:paragraph-properties fo:margin-left="-0.47cm" fo:margin-right="0.199cm" fo:line-height="100%" fo:text-align="end" fo:text-indent="0cm" style:writing-mode="lr-tb"/>
    </style:style>
    <style:style style:name="P73"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1911"/>
    </style:style>
    <style:style style:name="T14" style:family="text">
      <style:text-properties officeooo:rsid="0019c992"/>
    </style:style>
    <style:style style:name="T15" style:family="text">
      <style:text-properties officeooo:rsid="00217ae0"/>
    </style:style>
    <style:style style:name="T16" style:family="text">
      <style:text-properties officeooo:rsid="0025a0fd"/>
    </style:style>
    <style:style style:name="T17" style:family="text">
      <style:text-properties officeooo:rsid="0025e893"/>
    </style:style>
    <style:style style:name="T18"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19"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20"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21"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22"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50">
        <draw:image xlink:href="Pictures/10000000000000BE0000002E798866A9.png" xlink:type="simple" xlink:show="embed" xlink:actuate="onLoad"/>
      </draw:frame>
      <text:p text:style-name="P39"><draw:frame draw:style-name="fr1" draw:name="Cadre1" text:anchor-type="char" svg:x="0.22cm" svg:y="1.229cm" svg:width="15.355cm" svg:height="2.549cm" draw:z-index="10"><draw:text-box><text:p text:style-name="PageGarde_5f_Année">201<text:span text:style-name="T6">5</text:span>-201<text:span text:style-name="T6">6</text:span></text:p><text:p text:style-name="P38">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36">Pathfinding multi-agents à l'aide de méthodes stochastiques</text:p></draw:text-box></draw:frame><draw:frame draw:style-name="fr3" draw:name="Cadre5" text:anchor-type="char" svg:x="7.793cm" svg:y="11.739cm" svg:width="7.879cm" svg:height="2.521cm" draw:z-index="7"><draw:text-box><text:p text:style-name="P37">Nicolas Roux</text:p><text:p text:style-name="P37">Théo Voillemin</text:p><text:p text:style-name="P37">Corentin Talarmain</text:p></draw:text-box></draw:frame><draw:g text:anchor-type="char" draw:z-index="5" draw:style-name="gr4"><draw:connector draw:style-name="gr5" draw:text-style-name="P69" draw:type="line" svg:x1="-0.297cm" svg:y1="1.481cm" svg:x2="-0.294cm" svg:y2="14.128cm" svg:d="M-298 1480l3 12648" svg:viewBox="0 0 5 12651"><text:p/></draw:connector><draw:connector draw:style-name="gr5" draw:text-style-name="P69" draw:type="line" svg:x1="15.787cm" svg:y1="14.979cm" svg:x2="0.559cm" svg:y2="14.984cm" svg:d="M15787 14979l-15228 5" svg:viewBox="0 0 15229 7"><text:p/></draw:connector><draw:custom-shape draw:style-name="gr6" draw:text-style-name="P70"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69" draw:type="line" svg:x1="15.947cm" svg:y1="14.981cm" svg:x2="16.976cm" svg:y2="14.985cm" svg:d="M15947 14981l1029 4" svg:viewBox="0 0 1030 5"><text:p/></draw:connector><draw:connector draw:style-name="gr5" draw:text-style-name="P69" draw:type="line" svg:x1="15.785cm" svg:y1="14.547cm" svg:x2="15.947cm" svg:y2="14.551cm" svg:d="M15785 14547l162 4" svg:viewBox="0 0 164 5"><text:p/></draw:connector><draw:connector draw:style-name="gr7" draw:text-style-name="P69" draw:type="line" svg:x1="15.311cm" svg:y1="14.983cm" svg:x2="15.473cm" svg:y2="14.988cm" svg:d="M15311 14983l162 5" svg:viewBox="0 0 164 7"><text:p/></draw:connector><draw:connector draw:style-name="gr8" draw:text-style-name="P69" draw:type="line" svg:x1="15.464cm" svg:y1="14.977cm" svg:x2="15.626cm" svg:y2="14.98cm" svg:d="M15464 14977l162 3" svg:viewBox="0 0 164 5"><text:p/></draw:connector></draw:g><draw:frame draw:style-name="fr9" draw:name="images1" text:anchor-type="char" svg:x="13.921cm" svg:y="25.359cm" svg:width="3.06cm" svg:height="2.992cm" draw:z-index="40"><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ageGarde_5f_SoutenuLe">xx xx xxxxxx xxxx</text:p></draw:text-box></draw:frame><draw:connector text:anchor-type="char" draw:z-index="9" draw:style-name="gr9" draw:text-style-name="P69" draw:type="line" svg:x1="15.785cm" svg:y1="18.588cm" svg:x2="15.947cm" svg:y2="18.592cm" svg:d="M15785 18588l162 4" svg:viewBox="0 0 164 5"><text:p/></draw:connector><draw:connector text:anchor-type="char" draw:z-index="8" draw:style-name="gr9" draw:text-style-name="P69" draw:type="line" svg:x1="15.785cm" svg:y1="16.311cm" svg:x2="15.947cm" svg:y2="16.315cm" svg:d="M15785 16311l162 4" svg:viewBox="0 0 164 5"><text:p/></draw:connector></text:p>
      <text:p text:style-name="P15"/>
      <text:p text:style-name="Standard"/>
      <text:p text:style-name="Standard"/>
      <text:p text:style-name="P2"><draw:g text:anchor-type="char" draw:z-index="41" draw:style-name="gr10"><draw:rect draw:style-name="gr11" draw:text-style-name="P69" svg:width="0.188cm" svg:height="0.468cm" svg:x="12.861cm" svg:y="21.172cm"><text:p/></draw:rect><draw:custom-shape draw:style-name="gr12" draw:text-style-name="P70" svg:width="0.158cm" svg:height="0.424cm" svg:x="12.861cm" svg:y="21.172cm"><text:p/><draw:enhanced-geometry svg:viewBox="0 0 21600 21600" draw:type="rectangle" draw:enhanced-path="M 0 0 L 21600 0 21600 21600 0 21600 0 0 Z N"/></draw:custom-shape></draw:g><draw:g text:anchor-type="char" draw:z-index="42" draw:style-name="gr10"><draw:frame draw:style-name="gr13" draw:text-style-name="P71" svg:width="13.156cm" svg:height="1.962cm" svg:x="-0.416cm" svg:y="22.144cm"><draw:text-box><text:p text:style-name="P71"><text:span text:style-name="T19">Ces conditions d’utilisation (attribution, pas d’utilisation</text:span></text:p><text:p text:style-name="P71"><text:span text:style-name="T19">commerciale, pas de modification) sont symbolisées par</text:span></text:p><text:p text:style-name="P71"><text:span text:style-name="T19">les icônes positionnées en pied de page.</text:span></text:p></draw:text-box></draw:frame><draw:frame draw:style-name="gr14" draw:text-style-name="P69"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61" svg:width="16.8cm" svg:height="7.217cm"><text:p text:style-name="P61"><text:span text:style-name="T18">L’auteur du présent document vous</text:span></text:p><text:p text:style-name="P61"><text:span text:style-name="T18">autorise à le partager, reproduire,</text:span></text:p><text:p text:style-name="P61"><text:span text:style-name="T18">distribuer et communiquer selon</text:span><text:span text:style-name="T18"><text:line-break/></text:span><text:span text:style-name="T18">les conditions suivantes :</text:span></text:p><text:p text:style-name="P61"><text:span text:style-name="T18"/></text:p><text:p text:style-name="P62"><text:span text:style-name="T19">-</text:span><text:span text:style-name="T19"><text:tab/></text:span><text:span text:style-name="T19">Vous devez le citer en l’attribuant de la manière indiquée par l’auteur (mais pas d’une manière qui suggérerait qu’il approuve votre utilisation de l’œuvre).</text:span></text:p><text:p text:style-name="P62"><text:span text:style-name="T19">- </text:span><text:span text:style-name="T19"><text:tab/></text:span><text:span text:style-name="T19">Vous n’avez pas le droit d’utiliser ce document à des fins commerciales.</text:span></text:p><text:p text:style-name="P62"><text:span text:style-name="T19">- </text:span><text:span text:style-name="T19"><text:tab/></text:span><text:span text:style-name="T19">Vous n’avez pas le droit de le modifier, de le transformer ou de l’adapter.</text:span></text:p><text:p text:style-name="P61"><text:span text:style-name="T18">Consulter la licence creative commons complète en français :</text:span></text:p><text:p text:style-name="P61"><text:span text:style-name="T18"><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15"/>
      <text:p text:style-name="P22"><draw:frame text:anchor-type="paragraph" draw:z-index="47" draw:style-name="gr15" svg:width="8.898cm" svg:height="0.989cm" draw:transform="rotate (1.5707963267949) translate (-0.446263888888889cm 9.37683333333333cm)"><draw:text-box><text:p text:style-name="P72"><text:span text:style-name="T22">REMERCIEMENTS</text:span></text:p></draw:text-box></draw:frame><draw:custom-shape text:anchor-type="as-char" svg:y="-20.996cm" draw:z-index="1" draw:style-name="gr2" draw:text-style-name="P64" svg:width="17.837cm" svg:height="20.383cm"><text:p text:style-name="P63"><text:span text:style-name="T20"><text:tab/></text:span><text:span text:style-name="T20">Avant toute chose, nous souhaitons remercier notre responsable de stage Monsieur Igor Stéphan pour son écoute et sa disponibilité tout au long de notre stage et d'avoir accéder à notre demande d'étude sur la recherche de chemin en informatique.</text:span></text:p><text:p text:style-name="P63"><text:span text:style-name="T20"><text:tab/></text:span><text:span text:style-name="T20">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60">Sommaire</text:p>
          </text:index-title>
          <text:p text:style-name="P35">Introduction</text:p>
          <text:p text:style-name="P28">1<text:tab/> Présentation du sujet de stage</text:p>
          <text:p text:style-name="P32">1.1.<text:tab/>La recherche de chemin</text:p>
          <text:p text:style-name="P32">1.2.<text:tab/>Les méthodes stochastiques</text:p>
          <text:p text:style-name="P28">2<text:tab/>Analyse du problème</text:p>
          <text:p text:style-name="P32">2.1.<text:tab/>Etat de l'art</text:p>
          <text:p text:style-name="P32">2.2.<text:tab/>Contraintes</text:p>
          <text:p text:style-name="P26">2.2.1.<text:tab/>Temps réel</text:p>
          <text:p text:style-name="P26">2.2.2.<text:tab/>API</text:p>
          <text:p text:style-name="P32">2.3.<text:tab/>Choix possibles</text:p>
          <text:p text:style-name="P26">2.3.1.<text:tab/>Algorithme génétique</text:p>
          <text:p text:style-name="P26">2.3.2.<text:tab/>Algorithme de Monte Carlo</text:p>
          <text:p text:style-name="P28">3<text:tab/>Planning du travail effectué</text:p>
          <text:p text:style-name="P28">4<text:tab/>Présentation des solutions adoptées</text:p>
          <text:p text:style-name="P32">4.1.<text:tab/>Choix effectués</text:p>
          <text:p text:style-name="P32">4.2.<text:tab/>Difficultés rencontrés</text:p>
          <text:p text:style-name="P26">4.2.1.<text:tab/>Conception d'un algorithme génétique</text:p>
          <text:p text:style-name="P26">4.2.2.<text:tab/>Gestion du temps réel</text:p>
          <text:p text:style-name="P26">4.2.3.<text:tab/>Création d'une API</text:p>
          <text:p text:style-name="P32">4.3.<text:tab/>Outils utilisés</text:p>
          <text:p text:style-name="P26">4.3.1.<text:tab/>Lbrairies</text:p>
          <text:p text:style-name="P26">4.3.2.<text:tab/>Environnement de développement</text:p>
          <text:p text:style-name="P26">4.3.3.<text:tab/>Débugage</text:p>
          <text:p text:style-name="P28">5<text:tab/>Tests effectués</text:p>
          <text:p text:style-name="P35">Conclusion</text:p>
          <text:p text:style-name="P35">Bibliographie</text:p>
        </text:index-body>
      </text:table-of-content>
      <text:p text:style-name="Standard"/>
      <text:h text:style-name="P51" text:outline-level="1"><text:bookmark-start text:name="__RefHeading__1_886550348"/>Introduction<text:bookmark-end text:name="__RefHeading__1_886550348"/></text:h>
      <text:p text:style-name="P6"><text:tab/>Dans le cadre de notre licence Informatique à l'université d'Angers, nous devions réaliser un stage de deux mois pour valider notre diplôme. Nous sommes tous les trois intéressés par une orientation vers la recherche dans la suite de nos études. C'est pour cette raison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6"/>
      <text:p text:style-name="P12"><text:tab/>Le but de ce stage est de fournir une interface de programmation applicative (API) utilisable par des développeurs de jeux de stratégies en temps réel (RTS) pour appliquer un algorithme de recherche de chemins pour leur jeu. <text:s/></text:p>
      <text:h text:style-name="P53" text:outline-level="2"><text:bookmark-start text:name="__RefHeading__3_886550348"/><text:s/><text:tab/><text:span text:style-name="T7">Présentation du sujet de stage</text:span><text:bookmark-end text:name="__RefHeading__3_886550348"/></text:h>
      <text:p text:style-name="P7"><text:span text:style-name="T8"><text:tab/>Pour présenter n</text:span>otre sujet de stage, la réalisation d'un pathfinding à l'aide de méthodes stochastiques, <text:span text:style-name="T8">il faut alors présenter les deux parties du sujet, qu'est-ce que la recherche de chemin d'une part et qu'est-ce qu'une méthode stochastique d'autre part.</text:span></text:p>
      <text:h text:style-name="P55"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grossir ce problème à la recherche du meilleur chemin entre deux nœuds dans un graphe. C'est en rajoutant des contraintes sur le graphe tel que des obstacles ou de la recherche multiple avec gestion de conflits que le problème se complexifie.</text:span></text:p>
      <text:h text:style-name="P55"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ùt de calcul et optimalité de la solution.</text:span></text:p>
      <text:p text:style-name="P4"><text:tab/><text:span text:style-name="T9">Cependant, nous devons répondre à une exigence du temps réel pour notre solution, exigence au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54" text:outline-level="2">Analyse du problème</text:h>
      <text:p text:style-name="P4"><text:tab/><text:span text:style-name="T10">La principale problèmatique de notre stage était de pouvoir répondre au problème de recherche de chemin d'un jeu de stratégie en temps réel. Ce problème implique certaines contraintes qu'il nous a fallu respecter tout au long du stage.</text:span></text:p>
      <text:h text:style-name="P56" text:outline-level="3">Etat de l'art</text:h>
      <text:p text:style-name="P4">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p text:style-name="P4"/>
      <text:p text:style-name="P14">A FAIRE</text:p>
      <text:h text:style-name="P56" text:outline-level="3">Contraintes</text:h>
      <text:p text:style-name="P4"><text:tab/><text:span text:style-name="T11">Le sujet de notre stage nous a imposé certaines contraintes qu'il nous a fallu respecter, de la modélisation au développement de notre projet.</text:span></text:p>
      <text:h text:style-name="P45" text:outline-level="4">Temps réel</text:h>
      <text:p text:style-name="P10"><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ompable, qui serait en mesure de renvoyer une solution quelque soit l'avancée du calcul. </text:span></text:p>
      <text:p text:style-name="P13"><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45" text:outline-level="4">API</text:h>
      <text:p text:style-name="P11"><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46" text:outline-level="4"><text:soft-page-break/>Solution générale</text:h>
      <text:p text:style-name="P10"><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56" text:outline-level="3">Choix possibles</text:h>
      <text:p text:style-name="P4"><text:tab/><text:span text:style-name="T14">Nos recherches sur les méthodes stochastiques ont mis en exergue quelques algorithmes existant qui ont pu faire leur preuve sur différentes applications.</text:span></text:p>
      <text:h text:style-name="P47" text:outline-level="4">Algorithme de Monte Carlo</text:h>
      <text:p text:style-name="P4"><text:tab/><text:span text:style-name="T14">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47" text:outline-level="4">Algorithme génétique</text:h>
      <text:p text:style-name="Standard">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2" text:outline-level="2">Planning du travail effectué</text:h>
      <text:p text:style-name="P5">/<text:span text:style-name="T15">TODO Gantt</text:span></text:p>
      <text:h text:style-name="P52" text:outline-level="2">Présentation des solutions adoptées</text:h>
      <text:p text:style-name="P43">Après réflexion autour de toutes les possibilités accessibles et de toutes les contraintes, nous avons mis en place les solutions les plus cohérentes selon nous. Que ce soit sur la méthode stochastique choisie ou la manière de communiquer de notre AP<text:span text:style-name="T16">I...</text:span></text:p>
      <text:h text:style-name="P57" text:outline-level="3">Choix effectués</text:h>
      <text:h text:style-name="_5f_ua_5f_Titre_20_4" text:outline-level="4">Algorithme génétiques</text:h>
      <text:p text:style-name="P9">Algorithme adaptif ne fonctionne plus sur multi agent en temps réel.</text:p>
      <text:p text:style-name="P40">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49" text:outline-level="4"><text:soft-page-break/>Controller (communication)</text:h>
      <text:p text:style-name="P44"><text:tab/><text:span text:style-name="T16">Pour permettre à des développeurs d'un jeu de stratégie en temps réel d'utiliser notre algorithme de recherche de chemin nous avons décidé de mettre en place un « controller », faisant référence au modèle Motue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57" text:outline-level="3">Difficultés rencontrés</text:h>
      <text:p text:style-name="P8"><text:tab/><text:span text:style-name="T17">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48" text:outline-level="4">Conception d'un algorithme génétique</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48" text:outline-level="4">Gestion du temps réel</text:h>
      <text:p text:style-name="P8"><text:tab/><text:span text:style-name="T17">Le temps réel peut ne pas être une difficulté si l'algorithme mis en place possède une complexité linéaire, mais dans notre cas, le temps réel nous a imposé une exigence sur l'optimisation de notre algorithme. En effet, le problème de la recherche de chemin à l'aide de méthodes stochastiques est un problème à complexité NP-Complet, de ce fait, il était primordial que notre vode soit optimisé pour répondre aux exigences du temps ré</text:span></text:p>
      <text:h text:style-name="P48" text:outline-level="4">Création d'une API</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7" text:outline-level="3">Outils utilisés</text:h>
      <text:p text:style-name="P41">La bonne réalisation du stage a été permise par différents outils...</text:p>
      <text:h text:style-name="_5f_ua_5f_Titre_20_4" text:outline-level="4">Lbrairies</text:h>
      <text:p text:style-name="P42">Certaines librairies gratuites nous ont permis de simplifier la mise en place de notre développement. </text:p>
      <text:h text:style-name="P58" text:outline-level="5">Libxml++</text:h>
      <text:p text:style-name="P8"><text:soft-page-break/>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48" text:outline-level="4">Environnement de développement</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8" text:outline-level="5">Kdevelop</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48" text:outline-level="4">Débugage</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8" text:outline-level="5">Valgrind</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p text:style-name="P5"/>
      <text:h text:style-name="P58" text:outline-level="5" text:is-list-header="true"/>
      <text:h text:style-name="P52" text:outline-level="2"><text:soft-page-break/>Tests effectués</text:h>
      <text:p text:style-name="Heading_20_2"/>
      <text:p text:style-name="_5f_ua_5f_Image"><draw:frame draw:style-name="fr6" draw:name="Cadre10" text:anchor-type="as-char" svg:width="15.797cm" draw:z-index="51"><draw:text-box fo:min-height="12.229cm"><text:p text:style-name="Photo"><draw:frame draw:style-name="fr10" draw:name="images3" text:anchor-type="paragraph" svg:x="0cm" svg:y="0cm" svg:width="9.999cm" style:rel-width="100%" svg:height="6.65cm" style:rel-height="scale" draw:z-index="52"><draw:image xlink:href="../../../../Documents/dbar1.png" xlink:type="simple" xlink:show="embed" xlink:actuate="onLoad"/></draw:frame>Photo <text:sequence text:ref-name="refPhoto0" text:name="Photo" text:formula="ooow:Photo+1" style:num-format="1">1</text:sequence>: <text:span text:style-name="T13">Amour</text:span></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50" text:outline-level="1">Conclusion</text:h>
      <text:p text:style-name="Standard"/>
      <text:h text:style-name="P50" text:outline-level="1">Bibliographie</text:h>
      <text:p text:style-name="Standard"/>
      <text:p text:style-name="P15"/>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34">_ua_Titre 1<text:tab/>4</text:p>
          <text:p text:style-name="P27">1<text:tab/>_ua_Titre 2<text:tab/>4</text:p>
          <text:p text:style-name="P31">1.1.<text:tab/>_ua_Titre 3<text:tab/>4</text:p>
          <text:p text:style-name="P25">1.1.1.<text:tab/>_ua_Titre 4<text:tab/>4</text:p>
          <text:p text:style-name="P33">a) _ua_Titre 5<text:tab/>4</text:p>
          <text:p text:style-name="P30"><text:s/>_ua_Titre 6<text:tab/>4</text:p>
          <text:p text:style-name="P29"><text:s/>_ua_Titre 7<text:tab/>4</text:p>
          <text:p text:style-name="P34">Conclusion<text:tab/>6</text:p>
          <text:p text:style-name="P34">Bibliographie<text:tab/>7</text:p>
          <text:p text:style-name="P34">Table des illustrations<text:tab/>9</text:p>
          <text:p text:style-name="P34">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18">Table des illustrations</text:p>
          </text:index-title>
          <text:p text:style-name="P23">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17">Table des tableaux</text:p>
          </text:index-title>
          <text:p text:style-name="P24">Tableau 1: Inscrire une légende<text:tab/>5</text:p>
        </text:index-body>
      </text:table-index>
      <text:p text:style-name="Standard"/>
      <text:p text:style-name="P59"><draw:frame text:anchor-type="paragraph" draw:z-index="48" draw:style-name="gr15" svg:width="4.62cm" svg:height="0.989cm" draw:transform="rotate (1.5707963267949) translate (-0.506236111111111cm 5.02002777777778cm)"><draw:text-box><text:p text:style-name="P73"><text:span text:style-name="T22">RÉSUMÉ</text:span></text:p></draw:text-box></draw:frame><draw:custom-shape text:anchor-type="as-char" svg:y="0cm" draw:z-index="2" draw:style-name="gr3" draw:text-style-name="P63" svg:width="17.837cm" svg:height="8.093cm"><text:p text:style-name="P63"><text:span text:style-name="T21">Nonsequi ex enim dolortincin essed dolut nulputat, conulla feumsan henim quamcore minciduis adiat. </text:span></text:p><text:p text:style-name="P65"><text:span text:style-name="T21">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66"><text:span text:style-name="T21">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20"/>
          </table:table-cell>
          <table:table-cell table:style-name="Tableau1.B1" office:value-type="string">
            <text:p text:style-name="P19"><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22"><draw:frame text:anchor-type="paragraph" draw:z-index="49" draw:style-name="gr15" svg:width="5.79cm" svg:height="0.989cm" draw:transform="rotate (1.5707963267949) translate (-0.506236111111111cm 6.18948611111111cm)"><draw:text-box><text:p text:style-name="P73"><text:span text:style-name="T22">ABSTRACT</text:span></text:p></draw:text-box></draw:frame><draw:custom-shape text:anchor-type="as-char" svg:y="0cm" draw:z-index="3" draw:style-name="gr3" draw:text-style-name="P63" svg:width="17.837cm" svg:height="8.093cm"><text:p text:style-name="P63"><text:span text:style-name="T21">Nonsequi ex enim dolortincin essed dolut nulputat, conulla feumsan henim quamcore minciduis adiat. </text:span></text:p><text:p text:style-name="P65"><text:span text:style-name="T21">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66"><text:span text:style-name="T21">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20"/>
          </table:table-cell>
          <table:table-cell table:style-name="Tableau2.B1" office:value-type="string">
            <text:p text:style-name="P19"><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43" draw:style-name="gr4"><draw:frame draw:style-name="gr14" draw:text-style-name="P69" svg:width="3.061cm" svg:height="2.992cm" svg:x="14.844cm" svg:y="26.079cm"><draw:image xlink:href="Pictures/2000009200000BE100000BA69AC078B2.wmf" xlink:type="simple" xlink:show="embed" xlink:actuate="onLoad"><text:p/></draw:image></draw:frame><draw:frame draw:style-name="gr13" draw:text-style-name="P71" svg:width="7.621cm" svg:height="1.96cm" svg:x="6.033cm" svg:y="27.118cm"><draw:text-box><text:p text:style-name="P71"><text:span text:style-name="T19">Présidence de l'université</text:span></text:p><text:p text:style-name="P71"><text:span text:style-name="T19">40 rue de rennes – BP 73532</text:span></text:p><text:p text:style-name="P71"><text:span text:style-name="T19">49035 Angers cedex</text:span></text:p><text:p text:style-name="P71"><text:span text:style-name="T19">Tél. 02 41 96 23 23 | Fax 02 41 96 23 00</text:span></text:p></draw:text-box></draw:frame><draw:connector draw:style-name="gr5" draw:text-style-name="P69" draw:type="line" svg:x1="13.651cm" svg:y1="26.345cm" svg:x2="13.813cm" svg:y2="26.345cm" svg:d="M13651 26345h162" svg:viewBox="0 0 164 2"><text:p/></draw:connector></draw:g></text:p>
      <text:p text:style-name="P16"><draw:custom-shape text:anchor-type="as-char" svg:y="0cm" draw:z-index="4" draw:style-name="gr3" draw:text-style-name="P67" svg:width="17.837cm" svg:height="6.298cm"><text:p text:style-name="P67"><text:span text:style-name="T22">ENGAGEMENT</text:span></text:p><text:p text:style-name="P67"><text:span text:style-name="T22">DE NON PLAGIAT</text:span></text:p><text:p text:style-name="P65"><text:span text:style-name="T21"/></text:p><text:p text:style-name="P68"><text:span text:style-name="T21">Je, soussigné(e) </text:span><text:span text:style-name="T21"><text:tab/></text:span><text:span text:style-name="T21"><text:tab/></text:span></text:p><text:p text:style-name="P65"><text:span text:style-name="T21">déclare être pleinement conscient(e) que le plagiat de documents ou d’une </text:span></text:p><text:p text:style-name="P65"><text:span text:style-name="T21">partie d’un document publiée sur toutes formes de support, y compris l’internet, </text:span></text:p><text:p text:style-name="P65"><text:span text:style-name="T21">constitue une violation des droits d’auteur ainsi qu’une fraude caractérisée. </text:span></text:p><text:p text:style-name="P65"><text:span text:style-name="T21">En conséquence, je m’engage à citer toutes les sources que j’ai utilisées </text:span></text:p><text:p text:style-name="P65"><text:span text:style-name="T21">pour écrire ce rapport ou mémoire.</text:span></text:p><text:p text:style-name="P65"><text:span text:style-name="T21"/></text:p><text:p text:style-name="P65"><text:span text:style-name="T21"/></text:p><text:p text:style-name="P66"><text:span text:style-name="T21">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1" draw:name="images4" text:anchor-type="char" svg:x="15.072cm" svg:y="17.231cm" svg:width="3.164cm" svg:height="3.094cm" draw:z-index="44"><draw:image xlink:href="Pictures/2000009200000BE100000BA69AC078B2.wmf" xlink:type="simple" xlink:show="embed" xlink:actuate="onLoad"/></draw:frame><draw:connector text:anchor-type="char" draw:z-index="46" draw:style-name="gr9" draw:text-style-name="P69" draw:type="line" svg:x1="14.076cm" svg:y1="26.289cm" svg:x2="14.238cm" svg:y2="26.293cm" svg:d="M14076 26289l162 4" svg:viewBox="0 0 164 5"><text:p/></draw:connector><draw:frame draw:style-name="fr2" draw:name="Cadre8" text:anchor-type="char" svg:x="2.946cm" svg:y="17.279cm" svg:width="10.901cm" svg:height="3.226cm" draw:z-index="45"><draw:text-box><text:p text:style-name="P21">Cet engagement de non plagiat doit être signé et joint</text:p><text:p text:style-name="P21">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26"><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39"><draw:image xlink:href="Pictures/100000000000002D00000078B71AEC1C.png" xlink:type="simple" xlink:show="embed" xlink:actuate="onLoad"/></draw:frame></text:span><text:span text:style-name="MT2"> </text:span><text:span text:style-name="MT2"><text:page-number text:select-page="current">1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 meta:image-count="6" meta:object-count="0" meta:page-count="20" meta:paragraph-count="149" meta:word-count="2032" meta:character-count="12988" meta:non-whitespace-character-count="11087"/>
  </office:meta>
</office:document-meta>
</file>